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f31ff" officeooo:paragraph-rsid="001f31f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font-weight="bold" officeooo:rsid="001f31ff" officeooo:paragraph-rsid="001f31ff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01f31ff" officeooo:paragraph-rsid="0023d752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26a458" officeooo:paragraph-rsid="0026a458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295a3a" officeooo:paragraph-rsid="00295a3a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54bba" officeooo:paragraph-rsid="00354bba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5bbdf" officeooo:paragraph-rsid="0035bbdf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9ffd4" officeooo:paragraph-rsid="0039ffd4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bb084" officeooo:paragraph-rsid="003bb084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42a6e7" officeooo:paragraph-rsid="0042a6e7" style:font-size-asian="13.1000003814697pt" style:font-weight-asian="bold" style:font-size-complex="15pt" style:font-weight-complex="bold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5pt" fo:font-weight="normal" officeooo:rsid="001f31ff" officeooo:paragraph-rsid="001f31ff" style:font-size-asian="13.1000003814697pt" style:font-weight-asian="normal" style:font-size-complex="15pt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13" style:family="paragraph" style:parent-style-name="Standard" style:list-style-name="L3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14" style:family="paragraph" style:parent-style-name="Standard" style:list-style-name="L3">
      <style:paragraph-properties fo:text-align="justify" style:justify-single-word="false">
        <style:tab-stops>
          <style:tab-stop style:position="2.54cm"/>
        </style:tab-stops>
      </style:paragraph-properties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15" style:family="paragraph" style:parent-style-name="Standard" style:list-style-name="L3">
      <style:paragraph-properties fo:text-align="justify" style:justify-single-word="false">
        <style:tab-stops>
          <style:tab-stop style:position="1.94cm"/>
          <style:tab-stop style:position="2.011cm"/>
        </style:tab-stops>
      </style:paragraph-properties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16" style:family="paragraph" style:parent-style-name="Standard" style:list-style-name="L4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275e85" officeooo:paragraph-rsid="00275e85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275e85" officeooo:paragraph-rsid="00275e85" style:font-size-asian="13.1000003814697pt" style:font-weight-asian="normal" style:font-size-complex="15pt" style:font-weight-complex="normal"/>
    </style:style>
    <style:style style:name="P18" style:family="paragraph" style:parent-style-name="Standard" style:list-style-name="L6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2b2a12" officeooo:paragraph-rsid="002b2a12" style:font-size-asian="13.1000003814697pt" style:font-weight-asian="normal" style:font-size-complex="15pt" style:font-weight-complex="normal"/>
    </style:style>
    <style:style style:name="P19" style:family="paragraph" style:parent-style-name="Standard" style:list-style-name="L3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02248" officeooo:paragraph-rsid="00302248" style:font-size-asian="13.1000003814697pt" style:font-weight-asian="normal" style:font-size-complex="15pt" style:font-weight-complex="normal"/>
    </style:style>
    <style:style style:name="P20" style:family="paragraph" style:parent-style-name="Standard" style:list-style-name="L6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30335" officeooo:paragraph-rsid="00330335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30335" officeooo:paragraph-rsid="00330335" style:font-size-asian="13.1000003814697pt" style:font-weight-asian="normal" style:font-size-complex="15pt" style:font-weight-complex="normal"/>
    </style:style>
    <style:style style:name="P22" style:family="paragraph" style:parent-style-name="Standard" style:list-style-name="L8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5bbdf" officeooo:paragraph-rsid="0035bbdf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5bbdf" officeooo:paragraph-rsid="0035bbdf" style:font-size-asian="13.1000003814697pt" style:font-weight-asian="normal" style:font-size-complex="15pt" style:font-weight-complex="normal"/>
    </style:style>
    <style:style style:name="P24" style:family="paragraph" style:parent-style-name="Standard" style:list-style-name="L10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9ffd4" officeooo:paragraph-rsid="0039ffd4" style:font-size-asian="13.1000003814697pt" style:font-weight-asian="normal" style:font-size-complex="15pt" style:font-weight-complex="normal"/>
    </style:style>
    <style:style style:name="P25" style:family="paragraph" style:parent-style-name="Standard" style:list-style-name="L11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9ffd4" officeooo:paragraph-rsid="0039ffd4" style:font-size-asian="13.1000003814697pt" style:font-weight-asian="normal" style:font-size-complex="15pt" style:font-weight-complex="normal"/>
    </style:style>
    <style:style style:name="P26" style:family="paragraph" style:parent-style-name="Standard" style:list-style-name="L11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b6f86" officeooo:paragraph-rsid="003b6f86" style:font-size-asian="13.1000003814697pt" style:font-weight-asian="normal" style:font-size-complex="15pt" style:font-weight-complex="normal"/>
    </style:style>
    <style:style style:name="P27" style:family="paragraph" style:parent-style-name="Standard" style:list-style-name="L12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c6dc2" officeooo:paragraph-rsid="003c6dc2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c6dc2" officeooo:paragraph-rsid="003c6dc2" style:font-size-asian="13.1000003814697pt" style:font-weight-asian="normal" style:font-size-complex="15pt" style:font-weight-complex="normal"/>
    </style:style>
    <style:style style:name="P29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442065" officeooo:paragraph-rsid="00442065" style:font-size-asian="13.1000003814697pt" style:font-weight-asian="normal" style:font-size-complex="15pt" style:font-weight-complex="normal"/>
    </style:style>
    <style:style style:name="P30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476c5c" officeooo:paragraph-rsid="00476c5c" style:font-size-asian="13.1000003814697pt" style:font-weight-asian="normal" style:font-size-complex="15pt" style:font-weight-complex="normal"/>
    </style:style>
    <style:style style:name="P31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4a76a7" officeooo:paragraph-rsid="004a76a7" style:font-size-asian="13.1000003814697pt" style:font-weight-asian="normal" style:font-size-complex="15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officeooo:paragraph-rsid="001f31ff"/>
    </style:style>
    <style:style style:name="P33" style:family="paragraph" style:parent-style-name="Standard">
      <style:paragraph-properties fo:text-align="justify" style:justify-single-word="false"/>
      <style:text-properties officeooo:paragraph-rsid="0025fc5f"/>
    </style:style>
    <style:style style:name="P34" style:family="paragraph" style:parent-style-name="Standard" style:list-style-name="L3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25fc5f"/>
    </style:style>
    <style:style style:name="P35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442065"/>
    </style:style>
    <style:style style:name="P36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4a76a7"/>
    </style:style>
    <style:style style:name="P37" style:family="paragraph" style:parent-style-name="Standard" style:list-style-name="L3">
      <style:paragraph-properties fo:text-align="justify" style:justify-single-word="false">
        <style:tab-stops>
          <style:tab-stop style:position="1.905cm"/>
        </style:tab-stops>
      </style:paragraph-properties>
      <style:text-properties officeooo:paragraph-rsid="0025fc5f"/>
    </style:style>
    <style:style style:name="P38" style:family="paragraph" style:parent-style-name="Standard">
      <style:paragraph-properties fo:text-align="justify" style:justify-single-word="false" fo:break-before="page">
        <style:tab-stops>
          <style:tab-stop style:position="2.011cm"/>
        </style:tab-stops>
      </style:paragraph-properties>
      <style:text-properties officeooo:paragraph-rsid="00387cd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9459d" style:font-style-asian="italic" style:font-style-complex="italic"/>
    </style:style>
    <style:style style:name="T3" style:family="text">
      <style:text-properties fo:font-style="italic" officeooo:rsid="004a76a7" style:font-style-asian="italic" style:font-style-complex="italic"/>
    </style:style>
    <style:style style:name="T4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5" style:family="text">
      <style:text-properties fo:font-size="15pt" fo:font-weight="normal" officeooo:rsid="001f31ff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21a8cf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25fc5f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02e9054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0442065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0442d48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0462c07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0476c5c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04a76a7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04ab633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normal" officeooo:rsid="004cb2c7" style:font-size-asian="13.1000003814697pt" style:font-weight-asian="normal" style:font-size-complex="15pt" style:font-weight-complex="normal"/>
    </style:style>
    <style:style style:name="T16" style:family="text">
      <style:text-properties fo:font-size="15pt" fo:font-weight="normal" officeooo:rsid="004d25b5" style:font-size-asian="13.1000003814697pt" style:font-weight-asian="normal" style:font-size-complex="15pt" style:font-weight-complex="normal"/>
    </style:style>
    <style:style style:name="T17" style:family="text">
      <style:text-properties fo:font-size="15pt" fo:font-style="normal" fo:font-weight="bold" officeooo:rsid="0025fc5f" style:font-size-asian="13.1000003814697pt" style:font-style-asian="normal" style:font-weight-asian="bold" style:font-size-complex="15pt" style:font-style-complex="normal" style:font-weight-complex="bold"/>
    </style:style>
    <style:style style:name="T18" style:family="text">
      <style:text-properties fo:font-size="15pt" fo:font-weight="bold" officeooo:rsid="00387cd4" style:font-size-asian="13.1000003814697pt" style:font-weight-asian="bold" style:font-size-complex="15pt" style:font-weight-complex="bold"/>
    </style:style>
    <style:style style:name="T19" style:family="text">
      <style:text-properties fo:font-size="15pt" fo:font-weight="bold" officeooo:rsid="0039ffd4" style:font-size-asian="13.1000003814697pt" style:font-weight-asian="bold" style:font-size-complex="15pt" style:font-weight-complex="bold"/>
    </style:style>
    <style:style style:name="T20" style:family="text">
      <style:text-properties fo:font-size="15pt" fo:font-weight="bold" officeooo:rsid="003a5ff8" style:font-size-asian="13.1000003814697pt" style:font-weight-asian="bold" style:font-size-complex="15pt" style:font-weight-complex="bold"/>
    </style:style>
    <style:style style:name="T21" style:family="text">
      <style:text-properties officeooo:rsid="001ff98b"/>
    </style:style>
    <style:style style:name="T22" style:family="text">
      <style:text-properties officeooo:rsid="0021a8cf"/>
    </style:style>
    <style:style style:name="T23" style:family="text">
      <style:text-properties officeooo:rsid="0023d752"/>
    </style:style>
    <style:style style:name="T24" style:family="text">
      <style:text-properties fo:font-style="normal" officeooo:rsid="0049459d" style:font-style-asian="normal" style:font-style-complex="normal"/>
    </style:style>
    <style:style style:name="T25" style:family="text">
      <style:text-properties fo:font-style="normal" officeooo:rsid="004a76a7" style:font-style-asian="normal" style:font-style-complex="normal"/>
    </style:style>
    <style:style style:name="T26" style:family="text">
      <style:text-properties officeooo:rsid="002cc528"/>
    </style:style>
    <style:style style:name="T27" style:family="text">
      <style:text-properties officeooo:rsid="002dc0f1"/>
    </style:style>
    <style:style style:name="T28" style:family="text">
      <style:text-properties officeooo:rsid="0034300a"/>
    </style:style>
    <style:style style:name="T29" style:family="text">
      <style:text-properties officeooo:rsid="003670d7"/>
    </style:style>
    <style:style style:name="T30" style:family="text">
      <style:text-properties officeooo:rsid="0039ffd4"/>
    </style:style>
    <style:style style:name="T31" style:family="text">
      <style:text-properties officeooo:rsid="003d12c7"/>
    </style:style>
    <style:style style:name="T32" style:family="text">
      <style:text-properties officeooo:rsid="003d9808"/>
    </style:style>
    <style:style style:name="T33" style:family="text">
      <style:text-properties officeooo:rsid="003ef33d"/>
    </style:style>
    <style:style style:name="T34" style:family="text">
      <style:text-properties officeooo:rsid="003fb5c7"/>
    </style:style>
    <style:style style:name="T35" style:family="text">
      <style:text-properties officeooo:rsid="004060ea"/>
    </style:style>
    <style:style style:name="T36" style:family="text">
      <style:text-properties officeooo:rsid="00442d48"/>
    </style:style>
    <style:style style:name="T37" style:family="text">
      <style:text-properties officeooo:rsid="0047958a"/>
    </style:style>
    <style:style style:name="T38" style:family="text">
      <style:text-properties officeooo:rsid="0047ae80"/>
    </style:style>
    <style:style style:name="T39" style:family="text">
      <style:text-properties officeooo:rsid="0049459d"/>
    </style:style>
    <style:style style:name="T40" style:family="text">
      <style:text-properties officeooo:rsid="004a76a7"/>
    </style:style>
    <style:style style:name="T41" style:family="text">
      <style:text-properties officeooo:rsid="004ab633"/>
    </style:style>
    <style:style style:name="T42" style:family="text">
      <style:text-properties officeooo:rsid="004cb2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3</text:p>
      <text:p text:style-name="P3">V<text:span text:style-name="T23">ariables para el prompt:</text:span></text:p>
      <text:list xml:id="list4163366326" text:style-name="L2">
        <text:list-item>
          <text:list>
            <text:list-item>
              <text:p text:style-name="P11">\e <text:tab/><text:tab/>→<text:span text:style-name="T22">Carácter ASCII de escape</text:span></text:p>
            </text:list-item>
            <text:list-item>
              <text:p text:style-name="P11">0;32m <text:tab/>→ color personali<text:span text:style-name="T22">zado</text:span></text:p>
            </text:list-item>
            <text:list-item>
              <text:p text:style-name="P32"><text:span text:style-name="T5">\u <text:tab/><text:tab/>→ n</text:span><text:span text:style-name="T6">ombre de usuario</text:span></text:p>
            </text:list-item>
            <text:list-item>
              <text:p text:style-name="P11">\s<text:tab/><text:tab/>→ nom<text:span text:style-name="T22">bre</text:span> del shell</text:p>
            </text:list-item>
            <text:list-item>
              <text:p text:style-name="P11">\d<text:tab/><text:tab/>→ data del d<text:span text:style-name="T22">í</text:span>a actual</text:p>
            </text:list-item>
            <text:list-item>
              <text:p text:style-name="P11">\T<text:tab/><text:tab/>→ hora en format<text:span text:style-name="T22">o</text:span> hh:mm:ss</text:p>
            </text:list-item>
            <text:list-item>
              <text:p text:style-name="P11">\A<text:tab/><text:tab/>→ hora en format<text:span text:style-name="T22">o</text:span> 24h <text:span text:style-name="T21">hh:mm</text:span></text:p>
            </text:list-item>
            <text:list-item>
              <text:p text:style-name="P11">\h <text:tab/><text:tab/>→<text:span text:style-name="T21"> </text:span>Nombre del host.</text:p>
            </text:list-item>
            <text:list-item>
              <text:p text:style-name="P11">\H <text:tab/><text:tab/>→<text:span text:style-name="T21"> </text:span>Nombre del host completo.</text:p>
            </text:list-item>
            <text:list-item>
              <text:p text:style-name="P11">\w <text:tab/><text:tab/>→<text:span text:style-name="T21"> </text:span>Path del directorio de trabajo actual.</text:p>
            </text:list-item>
            <text:list-item>
              <text:p text:style-name="P11">\W <text:tab/><text:tab/>→<text:span text:style-name="T21"> </text:span>Nombre del directorio de trabajo actual.</text:p>
            </text:list-item>
            <text:list-item>
              <text:p text:style-name="P11">\d <text:tab/><text:tab/>→ Fecha actual en formato (dia, mes, lun jul 27.</text:p>
            </text:list-item>
            <text:list-item>
              <text:p text:style-name="P11">\t <text:tab/><text:tab/>→<text:span text:style-name="T21"> </text:span>Hora actual en formato 24 horas (HH:MM:SS).</text:p>
            </text:list-item>
            <text:list-item>
              <text:p text:style-name="P11">\T <text:tab/><text:tab/>→<text:span text:style-name="T21"> </text:span>Hora actual en formato 12 horas (HH:MM:SS).</text:p>
            </text:list-item>
            <text:list-item>
              <text:p text:style-name="P11">\@ <text:tab/><text:tab/>→<text:span text:style-name="T21"> </text:span>Hora actual en formato 12 horas (am/pm).</text:p>
            </text:list-item>
            <text:list-item>
              <text:p text:style-name="P11">\n <text:tab/><text:tab/>→Nueva línea.</text:p>
            </text:list-item>
            <text:list-item>
              <text:p text:style-name="P11">\r <text:tab/><text:tab/>→Retorno de carro (enter/intro).</text:p>
            </text:list-item>
            <text:list-item>
              <text:p text:style-name="P11">\v <text:tab/><text:tab/>→Versión de bash.</text:p>
            </text:list-item>
            <text:list-item>
              <text:p text:style-name="P11">\V <text:tab/><text:tab/>→<text:span text:style-name="T21"> </text:span>Numero de la release de bash.</text:p>
            </text:list-item>
            <text:list-item>
              <text:p text:style-name="P11">\! <text:tab/><text:tab/>→<text:span text:style-name="T21"> </text:span>Número en el historial del comando ejecutado.</text:p>
            </text:list-item>
            <text:list-item>
              <text:p text:style-name="P11">\# <text:tab/><text:tab/>→<text:span text:style-name="T21"> </text:span>Número de comando de este comando.</text:p>
            </text:list-item>
            <text:list-item>
              <text:p text:style-name="P11">\$ <text:tab/><text:tab/>→<text:span text:style-name="T21"> </text:span>Si se tra<text:span text:style-name="T21">t</text:span>a de un usuario normal, aparece un $. Si se trata del usuario root, aparece un #.</text:p>
            </text:list-item>
            <text:list-item>
              <text:p text:style-name="P11">\\ <text:tab/><text:tab/>→<text:span text:style-name="T21"> </text:span>Barra diagonal.</text:p>
            </text:list-item>
            <text:list-item>
              <text:p text:style-name="P11">\[ <text:tab/><text:tab/>→<text:span text:style-name="T21"> </text:span>Inicio de una secuencia de caracteres no imprimibles.</text:p>
            </text:list-item>
            <text:list-item>
              <text:p text:style-name="P11">\] <text:tab/><text:tab/>→<text:span text:style-name="T21"> </text:span>Fin de una secuencia de caracteres no imprimibles.</text:p>
            </text:list-item>
            <text:list-item>
              <text:p text:style-name="P11"><text:span text:style-name="T21">C</text:span>arácter<text:tab/>→ <text:span text:style-name="T22">C</text:span>arácter que deseamos que aparezca sin la barra (\)</text:p>
            </text:list-item>
          </text:list>
        </text:list-item>
      </text:list>
      <text:p text:style-name="P33"><text:span text:style-name="T17">Visualizar contenido</text:span></text:p>
      <text:p text:style-name="P2"><text:span text:style-name="T1"/></text:p>
      <text:list xml:id="list2117327755" text:style-name="L3">
        <text:list-item>
          <text:p text:style-name="P12">head<text:tab/><text:tab/>→ visualizar por arriba del fichero</text:p>
          <text:list>
            <text:list-item>
              <text:p text:style-name="P13">-n<text:tab/>→ número de línea(s)</text:p>
            </text:list-item>
            <text:list-item>
              <text:p text:style-name="P37"><text:span text:style-name="T7">-c <text:s/><text:tab/>→ número de b</text:span><text:span text:style-name="T8">ytes</text:span></text:p>
            </text:list-item>
          </text:list>
        </text:list-item>
        <text:list-item>
          <text:p text:style-name="P14">tail<text:tab/>→ visualizar por debajo del fichero</text:p>
          <text:list>
            <text:list-item>
              <text:p text:style-name="P15">-n <text:tab/>→ número de línea(s)</text:p>
            </text:list-item>
            <text:list-item>
              <text:p text:style-name="P34"><text:span text:style-name="T7">-c <text:s/><text:tab/>→número de b</text:span><text:span text:style-name="T8">ytes</text:span></text:p>
            </text:list-item>
          </text:list>
        </text:list-item>
        <text:list-item>
          <text:p text:style-name="P19">wc</text:p>
          <text:list>
            <text:list-item>
              <text:p text:style-name="P19">-c<text:tab/>→ número de bytes</text:p>
            </text:list-item>
            <text:list-item>
              <text:p text:style-name="P19">-m<text:tab/>→ número de caracteres</text:p>
            </text:list-item>
            <text:list-item>
              <text:p text:style-name="P19">-l<text:tab/>→ número de líneas</text:p>
            </text:list-item>
            <text:list-item>
              <text:p text:style-name="P19"><text:soft-page-break/>-<text:span text:style-name="T28">w<text:tab/>→ número de palabras</text:span></text:p>
            </text:list-item>
          </text:list>
        </text:list-item>
      </text:list>
      <text:p text:style-name="P4">Visualizar el tamaño de los ficheros:</text:p>
      <text:list xml:id="list2348768624" text:style-name="L4">
        <text:list-item>
          <text:p text:style-name="P16">du</text:p>
          <text:list>
            <text:list-item>
              <text:p text:style-name="P16">-h<text:tab/>→ formato humano (K, M, G)</text:p>
            </text:list-item>
            <text:list-item>
              <text:p text:style-name="P16">-b<text:tab/>→ formato bytes</text:p>
            </text:list-item>
            <text:list-item>
              <text:p text:style-name="P16">-c<text:tab/>→ total del contenido (para directorios)</text:p>
            </text:list-item>
            <text:list-item>
              <text:p text:style-name="P16">-s<text:tab/>→ total del argumento</text:p>
            </text:list-item>
          </text:list>
        </text:list-item>
      </text:list>
      <text:p text:style-name="P17"/>
      <text:p text:style-name="P5">Comando DATE</text:p>
      <text:p text:style-name="P5"/>
      <text:list xml:id="list2524528515" text:style-name="L6">
        <text:list-item>
          <text:p text:style-name="P18">date</text:p>
          <text:list>
            <text:list-item>
              <text:p text:style-name="P18">%k<text:tab/>→<text:span text:style-name="T26"> horas</text:span></text:p>
            </text:list-item>
            <text:list-item>
              <text:p text:style-name="P18">%M<text:tab/>→<text:span text:style-name="T26"> minutos</text:span></text:p>
            </text:list-item>
            <text:list-item>
              <text:p text:style-name="P18">%n<text:tab/>→<text:span text:style-name="T26"> salto de línea</text:span></text:p>
            </text:list-item>
            <text:list-item>
              <text:p text:style-name="P18">%m<text:tab/>→<text:span text:style-name="T26"> mes del año</text:span></text:p>
            </text:list-item>
            <text:list-item>
              <text:p text:style-name="P18">%C<text:tab/>→<text:span text:style-name="T26"> siglo</text:span></text:p>
            </text:list-item>
            <text:list-item>
              <text:p text:style-name="P18">%j<text:tab/>→<text:span text:style-name="T26"> día del año</text:span></text:p>
            </text:list-item>
            <text:list-item>
              <text:p text:style-name="P18">%F<text:tab/>→<text:span text:style-name="T26"> fecha en formato (AAAA-MM-DD)</text:span></text:p>
            </text:list-item>
            <text:list-item>
              <text:p text:style-name="P18">%d<text:tab/>→<text:span text:style-name="T26"> día del mes</text:span></text:p>
            </text:list-item>
            <text:list-item>
              <text:p text:style-name="P18">%t<text:tab/>→<text:span text:style-name="T26"> salto</text:span></text:p>
            </text:list-item>
            <text:list-item>
              <text:p text:style-name="P18">%H<text:tab/>→<text:span text:style-name="T26"> horas</text:span></text:p>
            </text:list-item>
            <text:list-item>
              <text:p text:style-name="P18">%<text:span text:style-name="T26">Y<text:tab/>→ año</text:span></text:p>
            </text:list-item>
            <text:list-item>
              <text:p text:style-name="P18">%<text:span text:style-name="T26">D<text:tab/>→ fecha en formato (MM-DD-AA)</text:span></text:p>
            </text:list-item>
            <text:list-item>
              <text:p text:style-name="P18">%<text:span text:style-name="T26">e<text:tab/>→ día del mes</text:span></text:p>
            </text:list-item>
            <text:list-item>
              <text:p text:style-name="P18">%<text:span text:style-name="T26">c<text:tab/>→ Día de la semana, día del mes, mes del año, año, hora:minutos:segundos AM/PM UTC</text:span></text:p>
            </text:list-item>
            <text:list-item>
              <text:p text:style-name="P18">%<text:span text:style-name="T27">B<text:tab/>→ Mes del año (Febrero)</text:span></text:p>
            </text:list-item>
            <text:list-item>
              <text:p text:style-name="P18">%<text:span text:style-name="T27">b<text:tab/>→ Mes del año en formato corto (Feb)</text:span></text:p>
            </text:list-item>
          </text:list>
        </text:list-item>
        <text:list-item>
          <text:p text:style-name="P20">cal</text:p>
          <text:list>
            <text:list-item>
              <text:p text:style-name="P20">-y <text:tab/>→ año para visualizar</text:p>
            </text:list-item>
          </text:list>
        </text:list-item>
      </text:list>
      <text:p text:style-name="P21"/>
      <text:p text:style-name="P6">Comando GREP<text:tab/><text:span text:style-name="T30">(filtra contenido)</text:span></text:p>
      <text:list xml:id="list4197470292" text:style-name="L8">
        <text:list-item>
          <text:p text:style-name="P22">grep</text:p>
          <text:list>
            <text:list-item>
              <text:p text:style-name="P22">^x<text:tab/><text:tab/><text:tab/>→ que empiecen por x</text:p>
            </text:list-item>
            <text:list-item>
              <text:p text:style-name="P22">x$<text:tab/><text:tab/><text:tab/>→ que acaben por x</text:p>
            </text:list-item>
            <text:list-item>
              <text:p text:style-name="P22">[xd]<text:tab/><text:tab/><text:tab/>→ que contengan x o d</text:p>
            </text:list-item>
            <text:list-item>
              <text:p text:style-name="P22">“\&lt;coche\&gt;”<text:tab/>→ que contengan la palabra “coche”</text:p>
            </text:list-item>
            <text:list-item>
              <text:p text:style-name="P22">“\&lt;co”<text:tab/><text:tab/><text:tab/>→ cualquier palabra que empiece por “co”</text:p>
            </text:list-item>
            <text:list-item>
              <text:p text:style-name="P22">“co\&gt;”<text:tab/><text:tab/><text:tab/>→ que acabe por “co”</text:p>
            </text:list-item>
            <text:list-item>
              <text:p text:style-name="P22">“n\{2,\}”<text:tab/><text:span text:style-name="T29">== “nn”</text:span>→ Las líneas que contengan dos “n” seguidas</text:p>
            </text:list-item>
            <text:list-item>
              <text:p text:style-name="P22">-</text:p>
            </text:list-item>
          </text:list>
        </text:list-item>
      </text:list>
      <text:p text:style-name="P38"><text:span text:style-name="T18">Comando C</text:span><text:span text:style-name="T19">UT<text:tab/>(</text:span><text:span text:style-name="T20">filtrar por columnas)</text:span></text:p>
      <text:list xml:id="list4034232373" text:style-name="L10">
        <text:list-item>
          <text:p text:style-name="P24">cut</text:p>
          <text:list>
            <text:list-item>
              <text:p text:style-name="P24">-d“ “<text:tab/><text:tab/>→ delimitador</text:p>
            </text:list-item>
            <text:list-item>
              <text:p text:style-name="P24">-f<text:tab/><text:tab/>→ field “columna”</text:p>
            </text:list-item>
          </text:list>
        </text:list-item>
      </text:list>
      <text:p text:style-name="P7"/>
      <text:p text:style-name="P8">Comando TR<text:tab/>(cambia caracteres)</text:p>
      <text:list xml:id="list2240564622" text:style-name="L11">
        <text:list-item>
          <text:p text:style-name="P25">tr</text:p>
          <text:list>
            <text:list-item>
              <text:p text:style-name="P26">[:lower:] [:upper:]→cambia los caracteres a mayúsculas</text:p>
            </text:list-item>
            <text:list-item>
              <text:p text:style-name="P25">‘a-z’ ‘A-Z’ <text:tab/><text:tab/>→ cambia los caracteres a mayúsculas</text:p>
            </text:list-item>
            <text:list-item>
              <text:p text:style-name="P25">-s “ “<text:tab/><text:tab/><text:tab/>→ elimina caracteres repetidos</text:p>
            </text:list-item>
          </text:list>
        </text:list-item>
      </text:list>
      <text:p text:style-name="P23"/>
      <text:p text:style-name="P9">Comando SORT<text:tab/>(ordena el contenido)</text:p>
      <text:list xml:id="list4062078522" text:style-name="L12">
        <text:list-item>
          <text:p text:style-name="P27">sort</text:p>
          <text:list>
            <text:list-item>
              <text:p text:style-name="P27">-b<text:tab/>→ <text:span text:style-name="T31">ignora los espacios en blanco</text:span></text:p>
            </text:list-item>
            <text:list-item>
              <text:p text:style-name="P27">-d<text:tab/>→ <text:span text:style-name="T31">ignora los caracteres excepto letras, números y espacios</text:span></text:p>
            </text:list-item>
            <text:list-item>
              <text:p text:style-name="P27">-f<text:tab/>→ <text:span text:style-name="T32">considera iguales las mayúsculas y minúsculas</text:span></text:p>
            </text:list-item>
            <text:list-item>
              <text:p text:style-name="P27">-n<text:tab/>→ <text:span text:style-name="T33">ordena por valor numérico</text:span></text:p>
            </text:list-item>
            <text:list-item>
              <text:p text:style-name="P27">-r<text:tab/>→ <text:span text:style-name="T33">invierte el orden</text:span></text:p>
            </text:list-item>
            <text:list-item>
              <text:p text:style-name="P27">-k<text:tab/>→ <text:span text:style-name="T34">ordena por columna indicada (1 - 2)</text:span></text:p>
            </text:list-item>
            <text:list-item>
              <text:p text:style-name="P27">-o<text:tab/>→ <text:span text:style-name="T34">escribir el resultado en el fichero que se indique</text:span></text:p>
            </text:list-item>
            <text:list-item>
              <text:p text:style-name="P27">-<text:span text:style-name="T31">t<text:tab/>→ indicar separador “”.</text:span></text:p>
            </text:list-item>
            <text:list-item>
              <text:p text:style-name="P27">-<text:span text:style-name="T35">c<text:tab/>→ comprueba si está ordenado</text:span></text:p>
            </text:list-item>
          </text:list>
        </text:list-item>
      </text:list>
      <text:p text:style-name="P28"/>
      <text:p text:style-name="P10">Comando FIND</text:p>
      <text:list xml:id="list326686185" text:style-name="L13">
        <text:list-item>
          <text:p text:style-name="P29">find</text:p>
          <text:list>
            <text:list-item>
              <text:p text:style-name="P35"><text:span text:style-name="T9">-</text:span><text:span text:style-name="T10">mtime<text:tab/><text:tab/><text:tab/>→ f</text:span><text:span text:style-name="T11">echa de modificación del fichero</text:span></text:p>
            </text:list-item>
            <text:list-item>
              <text:p text:style-name="P29">-<text:span text:style-name="T36">name “*.tmp”<text:tab/>→ nombre del fichero</text:span></text:p>
            </text:list-item>
            <text:list-item>
              <text:p text:style-name="P29">-<text:span text:style-name="T36">exec<text:tab/><text:tab/><text:tab/>→ ejecutar un comando</text:span></text:p>
            </text:list-item>
            <text:list-item>
              <text:p text:style-name="P29">-<text:span text:style-name="T36">user<text:tab/><text:tab/><text:tab/>→ indica el usuario</text:span></text:p>
            </text:list-item>
            <text:list-item>
              <text:p text:style-name="P29">-<text:span text:style-name="T36">anewer<text:tab/><text:tab/><text:tab/>→ el más nuevo</text:span></text:p>
            </text:list-item>
            <text:list-item>
              <text:p text:style-name="P29">-<text:span text:style-name="T41">atime<text:tab/><text:tab/><text:tab/>→ </text:span></text:p>
            </text:list-item>
            <text:list-item>
              <text:p text:style-name="P30">-amin<text:tab/><text:tab/><text:tab/>→ <text:span text:style-name="T39">fichero accedido </text:span><text:span text:style-name="T2">n </text:span><text:span text:style-name="T24">minutos antes</text:span></text:p>
            </text:list-item>
            <text:list-item>
              <text:p text:style-name="P30">-type<text:tab/><text:tab/><text:tab/>→ <text:span text:style-name="T37">tipo de fichero (f = fichero, d= directorio)</text:span></text:p>
            </text:list-item>
            <text:list-item>
              <text:p text:style-name="P30">-size<text:tab/><text:tab/><text:tab/>→ <text:span text:style-name="T37">tamaño del fichero</text:span></text:p>
              <text:list>
                <text:list-item>
                  <text:p text:style-name="P30">-<text:span text:style-name="T40">m<text:tab/><text:tab/>→ tamaño menor a ...</text:span></text:p>
                </text:list-item>
                <text:list-item>
                  <text:p text:style-name="P31">+m<text:tab/><text:tab/>→ tamaño mayor a ...</text:p>
                </text:list-item>
              </text:list>
            </text:list-item>
            <text:list-item>
              <text:p text:style-name="P30">-a<text:tab/><text:tab/><text:tab/>→ equivalente a operador lógico AND</text:p>
            </text:list-item>
            <text:list-item>
              <text:p text:style-name="P30">-exec {}<text:tab/><text:tab/><text:tab/>→ <text:span text:style-name="T37">ejecuta sobre todos los ficheros que coincidan con la búsqueda.</text:span></text:p>
            </text:list-item>
            <text:list-item>
              <text:p text:style-name="P36"><text:span text:style-name="T12">-</text:span><text:span text:style-name="T13">cnewer<text:tab/><text:tab/><text:tab/>→ </text:span><text:span text:style-name="T14">f</text:span><text:span text:style-name="T15">ichero cambiado</text:span><text:span text:style-name="T14"> pero no accedido</text:span></text:p>
            </text:list-item>
            <text:list-item>
              <text:p text:style-name="P36"><text:span text:style-name="T13">-ctime<text:tab/><text:tab/><text:tab/>→ </text:span><text:span text:style-name="T14">f</text:span><text:span text:style-name="T15">ichero cambiado pero no accedido pero expresado en un tiempo indicado -</text:span><text:span text:style-name="T16">n/+n 1 (dia)</text:span></text:p>
            </text:list-item>
            <text:list-item>
              <text:p text:style-name="P30"><text:soft-page-break/>-<text:span text:style-name="T38">cmin<text:tab/><text:tab/><text:tab/>→ estado del fichero cambiado </text:span><text:span text:style-name="T3">n</text:span><text:span text:style-name="T25"> minutos antes</text:span></text:p>
            </text:list-item>
            <text:list-item>
              <text:p text:style-name="P30">-<text:span text:style-name="T38">P<text:tab/><text:tab/><text:tab/>→ no seguir los enlaces simbólicos</text:span></text:p>
            </text:list-item>
            <text:list-item>
              <text:p text:style-name="P30">-<text:span text:style-name="T38">s<text:tab/><text:tab/><text:tab/>→ </text:span></text:p>
            </text:list-item>
            <text:list-item>
              <text:p text:style-name="P30">-<text:span text:style-name="T38">L<text:tab/><text:tab/><text:tab/>→ seguir los enlaces simbólico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2T10:32:25.816000000</meta:creation-date>
    <dc:date>2021-02-22T13:44:37.722000000</dc:date>
    <meta:editing-duration>PT2H30M18S</meta:editing-duration>
    <meta:editing-cycles>45</meta:editing-cycles>
    <meta:generator>LibreOffice/6.3.4.2$Windows_X86_64 LibreOffice_project/60da17e045e08f1793c57c00ba83cdfce946d0aa</meta:generator>
    <meta:document-statistic meta:table-count="0" meta:image-count="0" meta:object-count="0" meta:page-count="4" meta:paragraph-count="117" meta:word-count="793" meta:character-count="3702" meta:non-whitespace-character-count="3029"/>
  </office:meta>
</office:document-meta>
</file>